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2D1FF7819C2.png" manifest:media-type="image/png"/>
  <manifest:file-entry manifest:full-path="Pictures/1000000100000299000003687CD8330E.png" manifest:media-type="image/png"/>
  <manifest:file-entry manifest:full-path="Pictures/10000001000003FA000002EE58F3D7E4.png" manifest:media-type="image/png"/>
  <manifest:file-entry manifest:full-path="Pictures/1000000100000282000002CE0CA33930.png" manifest:media-type="image/png"/>
  <manifest:file-entry manifest:full-path="Pictures/10000001000003C8000002EBD7A388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4" text:anchor-type="char" svg:x="1.118cm" svg:y="-0.813cm" svg:width="13.675cm" svg:height="15.453cm" draw:z-index="3"><draw:image xlink:href="Pictures/1000000100000299000003687CD8330E.png" xlink:type="simple" xlink:show="embed" xlink:actuate="onLoad" draw:mime-type="image/png"/></draw:frame></text:p>
      <text:p text:style-name="Standard"/>
      <text:p text:style-name="Standard"><draw:frame draw:style-name="fr1" draw:name="Изображение3" text:anchor-type="char" svg:x="-0.265cm" svg:y="14.409cm" svg:width="17cm" svg:height="11.723cm" draw:z-index="2"><draw:image xlink:href="Pictures/1000000100000282000002CE0CA33930.png" xlink:type="simple" xlink:show="embed" xlink:actuate="onLoad" draw:mime-type="image/png"/></draw:frame></text:p>
      <text:p text:style-name="P1"><draw:frame draw:style-name="fr1" draw:name="Изображение5" text:anchor-type="char" svg:x="1.528cm" svg:y="-1.683cm" svg:width="15.117cm" svg:height="17.842cm" draw:z-index="4"><draw:image xlink:href="Pictures/100000010000026E000002D1FF7819C2.png" xlink:type="simple" xlink:show="embed" xlink:actuate="onLoad" draw:mime-type="image/png"/></draw:frame></text:p>
      <text:p text:style-name="P1"><draw:frame draw:style-name="fr2" draw:name="Изображение1" text:anchor-type="char" svg:width="17cm" svg:height="13.118cm" draw:z-index="0"><draw:image xlink:href="Pictures/10000001000003C8000002EBD7A38806.png" xlink:type="simple" xlink:show="embed" xlink:actuate="onLoad" draw:mime-type="image/png"/></draw:frame><draw:frame draw:style-name="fr1" draw:name="Изображение2" text:anchor-type="char" svg:x="0.058cm" svg:y="13.938cm" svg:width="17cm" svg:height="12.524cm" draw:z-index="1"><draw:image xlink:href="Pictures/10000001000003FA000002EE58F3D7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00:10:58.385000000</meta:creation-date>
    <dc:date>2024-12-04T00:14:00.310000000</dc:date>
    <meta:editing-duration>PT3M2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24.2.6.2$Windows_X86_64 LibreOffice_project/ef66aa7e36a1bb8e65bfbc63aba53045a14d0871</meta:generator>
  </office:meta>
</office:document-meta>
</file>